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062" officeooo:paragraph-rsid="001450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inicial de PCB de garabullo</text:p>
      <text:p text:style-name="P1">Mas info en wi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01:51.121495653</meta:creation-date>
    <dc:date>2017-12-01T11:02:55.949894495</dc:date>
    <meta:editing-duration>PT1M9S</meta:editing-duration>
    <meta:editing-cycles>1</meta:editing-cycles>
    <meta:document-statistic meta:table-count="0" meta:image-count="0" meta:object-count="0" meta:page-count="1" meta:paragraph-count="2" meta:word-count="10" meta:character-count="51" meta:non-whitespace-character-count="43"/>
    <meta:generator>LibreOffice/5.4.1.2$Linux_X86_64 LibreOffice_project/40m0$Build-2</meta:generator>
  </office:meta>
</office:document-meta>
</file>